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AwardNotice-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AwardNotice">
            <text:p>ContractAwardNotice</text:p>
          </table:table-cell>
          <table:table-cell table:style-name="ce8" office:value-type="string" office:string-value="Contract Award Notice. Details">
            <text:p>Contract Award Notice. Details</text:p>
          </table:table-cell>
          <table:table-cell table:style-name="ce8" office:value-type="string" office:string-value=""/>
          <table:table-cell table:style-name="ce8" office:value-type="string" office:string-value="Contract Award Notice">
            <text:p>Contract Award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published by a Contracting Party to announce the awarding of a procurement project.">
            <text:p>A document published by a Contracting Party to announce the awarding of a procurement projec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ontract Award Notice. UBL Version Identifier. Identifier">
            <text:p>Contract Award Notice. UBL Vers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ontract Award Notice. Customization Identifier. Identifier">
            <text:p>Contract Award Notice. Customizat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ontract Award Notice. Profile Identifier. Identifier">
            <text:p>Contract Award Notice. Profile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ontract Award Notice. Profile Execution Identifier. Identifier">
            <text:p>Contract Award Notice. Profile Execut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ontract Award Notice. Identifier">
            <text:p>Contract Award Notice.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ontract Award Notice. Copy_ Indicator. Indicator">
            <text:p>Contract Award Notice. Copy_ Indicator. Indicator</text:p>
          </table:table-cell>
          <table:table-cell table:style-name="ce9" office:value-type="string" office:string-value=""/>
          <table:table-cell office:value-type="string" table:style-name="ce9" office:string-value="Contract Award Notice">
            <text:p>Contract Award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ontract Award Notice. UUID. Identifier">
            <text:p>Contract Award Notice. UUID.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ontract Award Notice. Contract Folder Identifier. Identifier">
            <text:p>Contract Award Notice. Contract Folder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ontract Award Notice. Issue Date. Date">
            <text:p>Contract Award Notice. Issue Date. Date</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ontract Award Notice. Issue Time. Time">
            <text:p>Contract Award Notice. Issue Time. Time</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Contract Award Notice. Note. Text">
            <text:p>Contract Award Notice. Note. Text</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gulatoryDomain">
            <text:p>RegulatoryDomain</text:p>
          </table:table-cell>
          <table:table-cell office:value-type="string" table:style-name="ce9" office:string-value="Contract Award Notice. Regulatory Domain. Text">
            <text:p>Contract Award Notice. Regulatory Domain. Text</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Regulatory">
            <text:p>Regulatory</text:p>
          </table:table-cell>
          <table:table-cell office:value-type="string" table:style-name="ce9" office:string-value="Domain">
            <text:p>Domain</text:p>
          </table:table-cell>
          <table:table-cell office:value-type="string" table:style-name="ce11" table:formula="of:=IF([.F14]&lt;&gt;&quot;&quot;;CONCATENATE([.F14];&quot; &quot;;[.G14]);[.G14])" office:string-value="Regulatory Domain">
            <text:p>Regulatory Domain</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Information about the law that defines the regulatory domain.">
            <text:p>Information about the law that defines the regulatory dom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blishAwardIndicator">
            <text:p>PublishAwardIndicator</text:p>
          </table:table-cell>
          <table:table-cell office:value-type="string" table:style-name="ce9" office:string-value="Contract Award Notice. Publish Award Indicator. Indicator">
            <text:p>Contract Award Notice. Publish Award Indicator. Indicato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ublish Award">
            <text:p>Publish Award</text:p>
          </table:table-cell>
          <table:table-cell office:value-type="string" table:style-name="ce9" office:string-value="Indicator">
            <text:p>Indicator</text:p>
          </table:table-cell>
          <table:table-cell office:value-type="string" table:style-name="ce11" table:formula="of:=IF([.F15]&lt;&gt;&quot;&quot;;CONCATENATE([.F15];&quot; &quot;;[.G15]);[.G15])" office:string-value="Publish Award Indicator">
            <text:p>Publish Award 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5]&lt;&gt;&quot;&quot;;CONCATENATE([.J15];&quot;_ &quot;;[.I15];&quot;. Type&quot;);CONCATENATE([.I15];&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dicator specifying if the notice is published for service contracts within certain service categories (true) or not (false).">
            <text:p>An indicator specifying if the notice is published for service contracts within certain service categories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PreviousDocumentReference">
            <text:p>PreviousDocumentReference</text:p>
          </table:table-cell>
          <table:table-cell table:style-name="ce10" office:value-type="string" office:string-value="Contract Award Notice. Previous_ Document Reference. Document Reference">
            <text:p>Contract Award Notice. Previous_ Document Reference. Document Referenc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Previous">
            <text:p>Previous</text:p>
          </table:table-cell>
          <table:table-cell table:style-name="ce10" office:value-type="string" office:string-value=""/>
          <table:table-cell table:style-name="ce10" office:value-type="string" office:string-value=""/>
          <table:table-cell table:style-name="ce10" table:formula="of:=[.M1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previously sent document.">
            <text:p>A reference to a previously sent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10" office:value-type="string" office:string-value="Contract Award Notice. Minutes_ Document Reference. Document Reference">
            <text:p>Contract Award Notice. Minutes_ Document Reference. Document Referenc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set of minutes.">
            <text:p>A reference to a set of minut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Contract Award Notice. Signature">
            <text:p>Contract Award Notice. Signatur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tractingParty">
            <text:p>ContractingParty</text:p>
          </table:table-cell>
          <table:table-cell table:style-name="ce10" office:value-type="string" office:string-value="Contract Award Notice. Contracting Party">
            <text:p>Contract Award Notice. Contracting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10" office:value-type="string" office:string-value="Contract Award Notice. Originator_ Customer Party. Customer Party">
            <text:p>Contract Award Notice. Originator_ Customer Party. Customer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originated Order.">
            <text:p>The party who originated Or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Contract Award Notice. Receiver_ Party. Party">
            <text:p>Contract Award Notice. Receiver_ Party.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Terms">
            <text:p>TenderingTerms</text:p>
          </table:table-cell>
          <table:table-cell table:style-name="ce10" office:value-type="string" office:string-value="Contract Award Notice. Tendering Terms">
            <text:p>Contract Award Notice. Tendering Terms</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ingProcess">
            <text:p>TenderingProcess</text:p>
          </table:table-cell>
          <table:table-cell table:style-name="ce10" office:value-type="string" office:string-value="Contract Award Notice. Tendering Process">
            <text:p>Contract Award Notice. Tendering Process</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
            <text:p>ProcurementProject</text:p>
          </table:table-cell>
          <table:table-cell table:style-name="ce10" office:value-type="string" office:string-value="Contract Award Notice. Procurement Project">
            <text:p>Contract Award Notice. Procurement Projec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curementProjectLot">
            <text:p>ProcurementProjectLot</text:p>
          </table:table-cell>
          <table:table-cell table:style-name="ce10" office:value-type="string" office:string-value="Contract Award Notice. Procurement Project Lot">
            <text:p>Contract Award Notice. Procurement Project Lo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enderResult">
            <text:p>TenderResult</text:p>
          </table:table-cell>
          <table:table-cell table:style-name="ce10" office:value-type="string" office:string-value="Contract Award Notice. Tender Result">
            <text:p>Contract Award Notice. Tender Resul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result of the bid opening in the tendering process.">
            <text:p>A result of the bid opening in the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